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e33d" officeooo:paragraph-rsid="0005e33d"/>
    </style:style>
    <style:style style:name="P2" style:family="paragraph" style:parent-style-name="Standard">
      <style:text-properties officeooo:rsid="000604c4" officeooo:paragraph-rsid="000604c4"/>
    </style:style>
    <style:style style:name="P3" style:family="paragraph" style:parent-style-name="Standard">
      <style:text-properties officeooo:rsid="0007629c" officeooo:paragraph-rsid="0007629c"/>
    </style:style>
    <style:style style:name="P4" style:family="paragraph" style:parent-style-name="Standard" style:list-style-name="L1">
      <style:text-properties officeooo:rsid="0007629c" officeooo:paragraph-rsid="000762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envolvimento de logo que presente seu produto marco do projeto</text:p>
      <text:p text:style-name="P1"/>
      <text:p text:style-name="P1">- Escolha das cores do projeto para avaliação</text:p>
      <text:p text:style-name="P1"><text:tab/></text:p>
      <text:p text:style-name="P1">Azul e branco</text:p>
      <text:p text:style-name="P1"/>
      <text:p text:style-name="P1">-Viabilidade do projeto</text:p>
      <text:p text:style-name="P1"/>
      <text:p text:style-name="P1">Conversamos com uma bibliotecária do IFB e foi relatado que não seria viável a implementação de um sistema de pré-agendamento para eles. </text:p>
      <text:p text:style-name="P1"/>
      <text:p text:style-name="P1"/>
      <text:p text:style-name="P2">2º Fase do projeto <text:tab/>Versão 2.0</text:p>
      <text:p text:style-name="P2"/>
      <text:p text:style-name="P2">SUMÁRIO</text:p>
      <text:p text:style-name="P2"><text:tab/></text:p>
      <text:p text:style-name="P2"><text:tab/>INTRODUÇÃO (LEVANTAMENTO DE REQUISITOS</text:p>
      <text:p text:style-name="P2">VIABILIDADE) NAO POSSUI VIABILIDADE </text:p>
      <text:p text:style-name="P2"/>
      <text:p text:style-name="P2">CAP 1</text:p>
      <text:p text:style-name="P2">IDENTIFICAR OS ATORES </text:p>
      <text:p text:style-name="P2"><text:tab/>ADMINISTRADOR </text:p>
      <text:p text:style-name="P2"><text:tab/>USUARIO</text:p>
      <text:p text:style-name="P2">CAP 2</text:p>
      <text:p text:style-name="P2">REQUISITOS FUNCIONAIS(FAZ O SISTEMA FUNCIONA)</text:p>
      <text:p text:style-name="P2"><text:tab/>CADASTRAR</text:p>
      <text:p text:style-name="P2"><text:tab/>CONSULTAR</text:p>
      <text:p text:style-name="P2"><text:tab/></text:p>
      <text:p text:style-name="P2">CASOS DE USO</text:p>
      <text:p text:style-name="P2"><text:tab/></text:p>
      <text:p text:style-name="P2">CAP 3</text:p>
      <text:p text:style-name="P2">USABILIDADE</text:p>
      <text:p text:style-name="P2"><text:tab/>COLOCAR SOMENTE A USABILIDADE(FORMA COMO O USUARIO VAI USAR O SISTEMA, UTILIZAR O RECURSO NO CELUAR E COMPUTADOR)</text:p>
      <text:p text:style-name="P2"><text:tab/>DETALHAR AS PAGINAS WEB</text:p>
      <text:p text:style-name="P2"><text:tab/><text:tab/>CADASTRO<text:tab/>ACERVO<text:tab/>CONSULTA<text:tab/>….</text:p>
      <text:p text:style-name="P2"/>
      <text:p text:style-name="P2"/>
      <text:p text:style-name="P2">CAP 4</text:p>
      <text:p text:style-name="P2">COLOCAR AS LINGUAGENS UTILIZADAS </text:p>
      <text:p text:style-name="P2"><text:tab/></text:p>
      <text:p text:style-name="P2"/>
      <text:p text:style-name="P3">VISAO GERAL</text:p>
      <text:p text:style-name="P3"/>
      <text:p text:style-name="P3">VIABILIDADE NAO VIAVEL</text:p>
      <text:p text:style-name="P3">IMPORTANTE <text:s/>SIM</text:p>
      <text:p text:style-name="P3"/>
      <text:p text:style-name="P3">TTULO DO PROJETO <text:s/>VERSAO 1.0, 2.0</text:p>
      <text:p text:style-name="P3"/>
      <text:p text:style-name="P3"/>
      <text:p text:style-name="P3">UML – (Unifild modeling Language) – linguagem de modelagem unificada utilizada para odelar os sistemas.</text:p>
      <text:p text:style-name="P3"><text:soft-page-break/>Diagrama de atividade</text:p>
      <text:p text:style-name="P3"/>
      <text:list xml:id="list1273205601" text:style-name="L1">
        <text:list-item>
          <text:p text:style-name="P4">diagrama de Sequência</text:p>
        </text:list-item>
        <text:list-item>
          <text:p text:style-name="P4">diagrama de Classe</text:p>
        </text:list-item>
        <text:list-item>
          <text:p text:style-name="P4">diagrama de caso de uso</text:p>
        </text:list-item>
      </text:list>
      <text:p text:style-name="P3"/>
      <text:p text:style-name="P3"/>
      <text:p text:style-name="P2"><text:tab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4:22:24.367105620</meta:creation-date>
    <dc:date>2018-11-29T16:54:03.437572560</dc:date>
    <meta:editing-duration>PT1H45M5S</meta:editing-duration>
    <meta:editing-cycles>1</meta:editing-cycles>
    <meta:document-statistic meta:table-count="0" meta:image-count="0" meta:object-count="0" meta:page-count="2" meta:paragraph-count="40" meta:word-count="158" meta:character-count="1024" meta:non-whitespace-character-count="878"/>
    <meta:generator>LibreOffice/6.0.6.2$Linux_X86_64 LibreOffice_project/00m0$Build-2</meta:generator>
  </office:meta>
</office:document-meta>
</file>